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fo:font-style="normal" officeooo:rsid="0029ea8d" officeooo:paragraph-rsid="0029ea8d" style:font-style-asian="normal" style:font-style-complex="normal"/>
    </style:style>
    <style:style style:name="P9" style:family="paragraph" style:parent-style-name="Text_20_body">
      <style:text-properties officeooo:rsid="00272cbb" officeooo:paragraph-rsid="00272cbb"/>
    </style:style>
    <style:style style:name="P10" style:family="paragraph" style:parent-style-name="Text_20_body">
      <style:text-properties officeooo:rsid="0028a1e4" officeooo:paragraph-rsid="0028a1e4"/>
    </style:style>
    <style:style style:name="P11" style:family="paragraph" style:parent-style-name="Preformatted_20_Text">
      <style:text-properties officeooo:rsid="001ce9e3" officeooo:paragraph-rsid="001ce9e3"/>
    </style:style>
    <style:style style:name="P12"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3"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4" style:family="paragraph" style:parent-style-name="Preformatted_20_Text">
      <loext:graphic-properties draw:fill="solid" draw:fill-color="#ffffff" draw:opacity="100%"/>
      <style:paragraph-properties fo:background-color="#ffffff"/>
      <style:text-properties fo:color="#000000"/>
    </style:style>
    <style:style style:name="P15" style:family="paragraph" style:parent-style-name="Preformatted_20_Text">
      <loext:graphic-properties draw:fill="solid" draw:fill-color="#ffffff" draw:opacity="100%"/>
      <style:paragraph-properties fo:background-color="#ffffff"/>
    </style:style>
    <style:style style:name="P16"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19" style:family="paragraph" style:parent-style-name="Subtitle">
      <style:text-properties officeooo:rsid="022dda61" officeooo:paragraph-rsid="002eede8"/>
    </style:style>
    <style:style style:name="P20" style:family="paragraph" style:parent-style-name="Title">
      <style:text-properties officeooo:rsid="0015d06d" officeooo:paragraph-rsid="0015d06d"/>
    </style:style>
    <style:style style:name="P21" style:family="paragraph" style:parent-style-name="Text_20_body" style:list-style-name="L1">
      <style:text-properties fo:font-style="normal" officeooo:rsid="002511c4" officeooo:paragraph-rsid="002511c4" style:font-style-asian="normal" style:font-style-complex="normal"/>
    </style:style>
    <style:style style:name="P22" style:family="paragraph" style:parent-style-name="Heading_20_1">
      <style:text-properties officeooo:rsid="00163da5" officeooo:paragraph-rsid="00163da5"/>
    </style:style>
    <style:style style:name="P23" style:family="paragraph" style:parent-style-name="Heading_20_1">
      <style:text-properties officeooo:rsid="00202406" officeooo:paragraph-rsid="00202406"/>
    </style:style>
    <style:style style:name="P24" style:family="paragraph" style:parent-style-name="Heading_20_2">
      <style:text-properties officeooo:rsid="00234622" officeooo:paragraph-rsid="00234622"/>
    </style:style>
    <style:style style:name="P25" style:family="paragraph" style:parent-style-name="Heading_20_2">
      <style:text-properties officeooo:rsid="0028a1e4" officeooo:paragraph-rsid="0028a1e4"/>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bfb5" style:font-style-asian="normal" style:font-style-complex="normal"/>
    </style:style>
    <style:style style:name="T11" style:family="text">
      <style:text-properties fo:font-style="normal" officeooo:rsid="002628a4" style:font-style-asian="normal" style:font-style-complex="normal"/>
    </style:style>
    <style:style style:name="T12" style:family="text">
      <style:text-properties officeooo:rsid="001e6bab"/>
    </style:style>
    <style:style style:name="T13" style:family="text">
      <style:text-properties fo:color="#000080" fo:font-weight="bold"/>
    </style:style>
    <style:style style:name="T14" style:family="text">
      <style:text-properties fo:color="#000080" style:font-name="Liberation Mono" fo:font-size="9pt" fo:font-weight="bold"/>
    </style:style>
    <style:style style:name="T15" style:family="text">
      <style:text-properties officeooo:rsid="002511c4"/>
    </style:style>
    <style:style style:name="T16" style:family="text">
      <style:text-properties style:font-name="Liberation Mono" fo:font-size="9pt"/>
    </style:style>
    <style:style style:name="T17" style:family="text">
      <style:text-properties style:font-name="Liberation Mono" fo:font-size="9pt" fo:font-style="italic"/>
    </style:style>
    <style:style style:name="T18" style:family="text">
      <style:text-properties fo:color="#808080"/>
    </style:style>
    <style:style style:name="T19" style:family="text">
      <style:text-properties fo:color="#008000" style:font-name="Liberation Mono" fo:font-size="9pt" fo:font-weight="bold"/>
    </style:style>
    <style:style style:name="T20" style:family="text">
      <style:text-properties officeooo:rsid="002628a4"/>
    </style:style>
    <style:style style:name="T21" style:family="text">
      <style:text-properties officeooo:rsid="0030c1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Writing an Extension in Java</text:p>
      <text:p text:style-name="P19">Version 1.0.<text:span text:style-name="T21">4</text:span></text:p>
      <text:h text:style-name="P22"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4" text:outline-level="2">Modules are also factories</text:h>
      <text:p text:style-name="P5">There is a function you must override in a module called </text:p>
      <text:p text:style-name="P12"><text:span text:style-name="T13">public </text:span>Module newInstance(State state);</text:p>
      <text:p text:style-name="P6"/>
      <text:p text:style-name="P6">This will be called whenever you need to create a new instance. <text:span text:style-name="T15">Points to remember are</text:span></text:p>
      <text:list xml:id="list2662929448" text:style-name="L1">
        <text:list-item>
          <text:p text:style-name="P21">create all QFLFunctions and QDLVariables here. Add them to the module</text:p>
        </text:list-item>
        <text:list-item>
          <text:p text:style-name="P21">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5">public class MyModule extends JavaModule{</text:p>
      <text:p text:style-name="P16"><text:s text:c="2"/>@Override </text:p>
      <text:p text:style-name="P13"><text:span text:style-name="T13"><text:s text:c="2"/>public </text:span>Module newInstance(State state) {</text:p>
      <text:p text:style-name="P14"><text:span text:style-name="T18"><text:s text:c="4"/></text:span><text:span text:style-name="T16">MyModule myModule = </text:span><text:span text:style-name="T14">new </text:span><text:span text:style-name="T16">MyModule(URI.</text:span><text:span text:style-name="T17">create</text:span><text:span text:style-name="T16">(</text:span><text:span text:style-name="T19">"qdl:/examples/java"</text:span><text:span text:style-name="T16">), </text:span><text:span text:style-name="T19">"java"</text:span><text:span text:style-name="T16">);</text:span></text:p>
      <text:p text:style-name="P14"><text:span text:style-name="T18"><text:s text:c="4"/></text:span><text:span text:style-name="T16">ArrayList&lt;QDLFunction&gt; funcs = </text:span><text:span text:style-name="T14">new </text:span><text:span text:style-name="T16">ArrayList&lt;&gt;();</text:span></text:p>
      <text:p text:style-name="P14"><text:s text:c="4"/><text:span text:style-name="T16">funcs.add(</text:span><text:span text:style-name="T14">new </text:span><text:span text:style-name="T16">Concat());</text:span></text:p>
      <text:p text:style-name="P14"><text:span text:style-name="T18"><text:s text:c="4"/></text:span><text:span text:style-name="T16">myModule.addFunctions(funcs);</text:span></text:p>
      <text:p text:style-name="P13"/>
      <text:p text:style-name="P14"><text:span text:style-name="T18"><text:s text:c="4"/></text:span><text:span text:style-name="T16">ArrayList&lt;QDLVariable&gt; vars = </text:span><text:span text:style-name="T14">new </text:span><text:span text:style-name="T16">ArrayList&lt;&gt;();</text:span></text:p>
      <text:p text:style-name="P14"><text:s text:c="4"/><text:span text:style-name="T16">vars.add(</text:span><text:span text:style-name="T14">new </text:span><text:span text:style-name="T16">EGStem());</text:span></text:p>
      <text:p text:style-name="P14"><text:span text:style-name="T18"><text:s text:c="4"/></text:span><text:span text:style-name="T16">myModule.addVariables(vars);</text:span></text:p>
      <text:p text:style-name="P14"><text:span text:style-name="T18"><text:s text:c="4"/></text:span><text:span text:style-name="T14">if</text:span><text:span text:style-name="T16">(state != </text:span><text:span text:style-name="T14">null</text:span><text:span text:style-name="T16">){</text:span></text:p>
      <text:p text:style-name="P14"><text:s text:c="8"/><text:span text:style-name="T16">myModule.init(state);</text:span></text:p>
      <text:p text:style-name="P14"><text:s text:c="4"/><text:span text:style-name="T16">}</text:span></text:p>
      <text:p text:style-name="P14"><text:soft-page-break/><text:s text:c="4"/><text:span text:style-name="T14">return </text:span><text:span text:style-name="T16">myModule;</text:span></text:p>
      <text:p text:style-name="P17"><text:s text:c="2"/>}</text:p>
      <text:p text:style-name="P18">}</text:p>
      <text:p text:style-name="Text_20_body"><text:span text:style-name="T20">The head scratcher here is why is this class creating a new instance of itself? Because this allows the module to produce copies of itself (could have had some sort of a </text:span><text:span text:style-name="T8">clone()</text:span><text:span text:style-name="T11"> method instead too.) This method will be called whenever anyone </text:span><text:span text:style-name="T8">import</text:span><text:span text:style-name="T11">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3" text:outline-level="1">Exposing the methods of a class as a function</text:h>
      <text:p text:style-name="P3">A common construction is to have the module effectively be a single encapsulated class <text:span text:style-name="T12">and the functions in it expose the underlying Java methods</text:span>. In order to achieve this, you should have the class itself and then each QDLFunction will be a <text:span text:style-name="T7">non-static</text:span><text:span text:style-name="T9"> </text:span><text:span text:style-name="T10">inner </text:span><text:span text:style-name="T9">class. </text:span><text:span text:style-name="T10">Since non-static inner</text:span><text:span text:style-name="T9"> </text:span><text:span text:style-name="T10">classes have access to the state of the enclosing class, this makes much coding quite easy. </text:span><text:span text:style-name="T9">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ublic class MyQDLFunc implements QDLFunction{</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1">} <text:s/>// end MyClass</text:p>
      <text:p text:style-name="Text_20_body"/>
      <text:p text:style-name="P3">This means that this creates a function named <text:span text:style-name="T7">my_func</text:span> that QDL can use. </text:p>
      <text:p text:style-name="P3">When you are loading this, you need to instantiate the class from the parent like this:</text:p>
      <text:p text:style-name="P11">MyClass mc = new MyClass();</text:p>
      <text:p text:style-name="P11"><text:soft-page-break/>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9">No. Not quite. They are encapsulated units. The difference is that a class you can pass around with a reference, modules you cannot (though you can pass along anything inside one.) </text:p>
      <text:h text:style-name="P25" text:outline-level="2">Serializability</text:h>
      <text:p text:style-name="P10">Make sure that java serialization is handled right for any modules you create. This means that things (like loggers) that should not be serialized should be marked <text:span text:style-name="T7">transient</text:span><text:span text:style-name="T9">.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8">There are any number of criticisms of Java’s serialization mechanism and most of these boil down to the fact that it was never intended to be used in web traffic, so it is possible to intercept a serialized object and inject malicious code that will be executed on deserialization. As long as it is used for local storage only (exactly what QDL does with it) it is a fine thing. You should, however, consider uses that send serialized objects over the network (standard thing is to require an SSL connection for all network traffic), but that is far outside the scope of what we are do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6-22T14:14:49.182658636</dc:date>
    <meta:editing-duration>P12DT4H47M9S</meta:editing-duration>
    <meta:editing-cycles>13</meta:editing-cycles>
    <meta:generator>LibreOffice/6.0.7.3$Linux_X86_64 LibreOffice_project/00m0$Build-3</meta:generator>
    <meta:document-statistic meta:table-count="0" meta:image-count="0" meta:object-count="0" meta:page-count="3" meta:paragraph-count="55" meta:word-count="872" meta:character-count="5303" meta:non-whitespace-character-count="4387"/>
  </office:meta>
</office:document-meta>
</file>